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508.57" calcext:value-type="currency">
            <text:p>$6 508,57</text:p>
          </table:table-cell>
          <table:table-cell table:style-name="ce41" table:formula="of:=[.A86]*budgetjour-[.O86]" office:value-type="currency" office:currency="USD" office:value="1651.43" calcext:value-type="currency">
            <text:p>$1 651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661" calcext:value-type="float">
            <text:p>4661</text:p>
          </table:table-cell>
          <table:table-cell/>
          <table:table-cell table:formula="of:=[.H86]+[.G8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508.57" calcext:value-type="currency">
            <text:p>$6 508,57</text:p>
          </table:table-cell>
          <table:table-cell table:style-name="ce41" table:formula="of:=[.A87]*budgetjour-[.O87]" office:value-type="currency" office:currency="USD" office:value="1747.43" calcext:value-type="currency">
            <text:p>$1 747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661" calcext:value-type="float">
            <text:p>4661</text:p>
          </table:table-cell>
          <table:table-cell/>
          <table:table-cell table:formula="of:=[.H87]+[.G8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508.57" calcext:value-type="currency">
            <text:p>$6 508,57</text:p>
          </table:table-cell>
          <table:table-cell table:style-name="ce41" table:formula="of:=[.A88]*budgetjour-[.O88]" office:value-type="currency" office:currency="USD" office:value="1843.43" calcext:value-type="currency">
            <text:p>$1 843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661" calcext:value-type="float">
            <text:p>4661</text:p>
          </table:table-cell>
          <table:table-cell/>
          <table:table-cell table:formula="of:=[.H88]+[.G8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508.57" calcext:value-type="currency">
            <text:p>$6 508,57</text:p>
          </table:table-cell>
          <table:table-cell table:style-name="ce41" table:formula="of:=[.A89]*budgetjour-[.O89]" office:value-type="currency" office:currency="USD" office:value="1939.43" calcext:value-type="currency">
            <text:p>$1 939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661" calcext:value-type="float">
            <text:p>4661</text:p>
          </table:table-cell>
          <table:table-cell/>
          <table:table-cell table:formula="of:=[.H89]+[.G9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508.57" calcext:value-type="currency">
            <text:p>$6 508,57</text:p>
          </table:table-cell>
          <table:table-cell table:style-name="ce41" table:formula="of:=[.A90]*budgetjour-[.O90]" office:value-type="currency" office:currency="USD" office:value="2035.43" calcext:value-type="currency">
            <text:p>$2 035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661" calcext:value-type="float">
            <text:p>4661</text:p>
          </table:table-cell>
          <table:table-cell/>
          <table:table-cell table:formula="of:=[.H90]+[.G9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508.57" calcext:value-type="currency">
            <text:p>$6 508,57</text:p>
          </table:table-cell>
          <table:table-cell table:style-name="ce41" table:formula="of:=[.A91]*budgetjour-[.O91]" office:value-type="currency" office:currency="USD" office:value="2131.43" calcext:value-type="currency">
            <text:p>$2 131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661" calcext:value-type="float">
            <text:p>4661</text:p>
          </table:table-cell>
          <table:table-cell/>
          <table:table-cell table:formula="of:=[.H91]+[.G9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508.57" calcext:value-type="currency">
            <text:p>$6 508,57</text:p>
          </table:table-cell>
          <table:table-cell table:style-name="ce41" table:formula="of:=[.A92]*budgetjour-[.O92]" office:value-type="currency" office:currency="USD" office:value="2227.43" calcext:value-type="currency">
            <text:p>$2 227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661" calcext:value-type="float">
            <text:p>4661</text:p>
          </table:table-cell>
          <table:table-cell/>
          <table:table-cell table:formula="of:=[.H92]+[.G9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508.57" calcext:value-type="currency">
            <text:p>$6 508,57</text:p>
          </table:table-cell>
          <table:table-cell table:style-name="ce41" table:formula="of:=[.A93]*budgetjour-[.O93]" office:value-type="currency" office:currency="USD" office:value="2323.43" calcext:value-type="currency">
            <text:p>$2 323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661" calcext:value-type="float">
            <text:p>4661</text:p>
          </table:table-cell>
          <table:table-cell/>
          <table:table-cell table:formula="of:=[.H93]+[.G9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508.57" calcext:value-type="currency">
            <text:p>$6 508,57</text:p>
          </table:table-cell>
          <table:table-cell table:style-name="ce41" table:formula="of:=[.A94]*budgetjour-[.O94]" office:value-type="currency" office:currency="USD" office:value="2419.43" calcext:value-type="currency">
            <text:p>$2 419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661" calcext:value-type="float">
            <text:p>4661</text:p>
          </table:table-cell>
          <table:table-cell/>
          <table:table-cell table:formula="of:=[.H94]+[.G9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508.57" calcext:value-type="currency">
            <text:p>$6 508,57</text:p>
          </table:table-cell>
          <table:table-cell table:style-name="ce41" table:formula="of:=[.A95]*budgetjour-[.O95]" office:value-type="currency" office:currency="USD" office:value="2515.43" calcext:value-type="currency">
            <text:p>$2 515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661" calcext:value-type="float">
            <text:p>4661</text:p>
          </table:table-cell>
          <table:table-cell/>
          <table:table-cell table:formula="of:=[.H95]+[.G9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508.57" calcext:value-type="currency">
            <text:p>$6 508,57</text:p>
          </table:table-cell>
          <table:table-cell table:style-name="ce41" table:formula="of:=[.A96]*budgetjour-[.O96]" office:value-type="currency" office:currency="USD" office:value="2611.43" calcext:value-type="currency">
            <text:p>$2 611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661" calcext:value-type="float">
            <text:p>4661</text:p>
          </table:table-cell>
          <table:table-cell/>
          <table:table-cell table:formula="of:=[.H96]+[.G9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508.57" calcext:value-type="currency">
            <text:p>$6 508,57</text:p>
          </table:table-cell>
          <table:table-cell table:style-name="ce41" table:formula="of:=[.A97]*budgetjour-[.O97]" office:value-type="currency" office:currency="USD" office:value="2707.43" calcext:value-type="currency">
            <text:p>$2 707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661" calcext:value-type="float">
            <text:p>4661</text:p>
          </table:table-cell>
          <table:table-cell/>
          <table:table-cell table:formula="of:=[.H97]+[.G9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508.57" calcext:value-type="currency">
            <text:p>$6 508,57</text:p>
          </table:table-cell>
          <table:table-cell table:style-name="ce41" table:formula="of:=[.A98]*budgetjour-[.O98]" office:value-type="currency" office:currency="USD" office:value="2803.43" calcext:value-type="currency">
            <text:p>$2 803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661" calcext:value-type="float">
            <text:p>4661</text:p>
          </table:table-cell>
          <table:table-cell/>
          <table:table-cell table:formula="of:=[.H98]+[.G9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508.57" calcext:value-type="currency">
            <text:p>$6 508,57</text:p>
          </table:table-cell>
          <table:table-cell table:style-name="ce41" table:formula="of:=[.A99]*budgetjour-[.O99]" office:value-type="currency" office:currency="USD" office:value="2899.43" calcext:value-type="currency">
            <text:p>$2 899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661" calcext:value-type="float">
            <text:p>4661</text:p>
          </table:table-cell>
          <table:table-cell/>
          <table:table-cell table:formula="of:=[.H99]+[.G10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508.57" calcext:value-type="currency">
            <text:p>$6 508,57</text:p>
          </table:table-cell>
          <table:table-cell table:style-name="ce41" table:formula="of:=[.A100]*budgetjour-[.O100]" office:value-type="currency" office:currency="USD" office:value="2995.43" calcext:value-type="currency">
            <text:p>$2 995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661" calcext:value-type="float">
            <text:p>4661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508.57" calcext:value-type="currency">
            <text:p>$6 508,57</text:p>
          </table:table-cell>
          <table:table-cell table:style-name="ce41" table:formula="of:=[.A101]*budgetjour-[.O101]" office:value-type="currency" office:currency="USD" office:value="3091.43" calcext:value-type="currency">
            <text:p>$3 091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661" calcext:value-type="float">
            <text:p>4661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508.57" calcext:value-type="currency">
            <text:p>$6 508,57</text:p>
          </table:table-cell>
          <table:table-cell table:style-name="ce41" table:formula="of:=[.A102]*budgetjour-[.O102]" office:value-type="currency" office:currency="USD" office:value="3187.43" calcext:value-type="currency">
            <text:p>$3 187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661" calcext:value-type="float">
            <text:p>4661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508.57" calcext:value-type="currency">
            <text:p>$6 508,57</text:p>
          </table:table-cell>
          <table:table-cell table:style-name="ce41" table:formula="of:=[.A103]*budgetjour-[.O103]" office:value-type="currency" office:currency="USD" office:value="3283.43" calcext:value-type="currency">
            <text:p>$3 283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661" calcext:value-type="float">
            <text:p>4661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508.57" calcext:value-type="currency">
            <text:p>$6 508,57</text:p>
          </table:table-cell>
          <table:table-cell table:style-name="ce41" table:formula="of:=[.A104]*budgetjour-[.O104]" office:value-type="currency" office:currency="USD" office:value="3379.43" calcext:value-type="currency">
            <text:p>$3 379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661" calcext:value-type="float">
            <text:p>4661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508.57" calcext:value-type="currency">
            <text:p>$6 508,57</text:p>
          </table:table-cell>
          <table:table-cell table:style-name="ce41" table:formula="of:=[.A105]*budgetjour-[.O105]" office:value-type="currency" office:currency="USD" office:value="3475.43" calcext:value-type="currency">
            <text:p>$3 475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661" calcext:value-type="float">
            <text:p>4661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508.57" calcext:value-type="currency">
            <text:p>$6 508,57</text:p>
          </table:table-cell>
          <table:table-cell table:style-name="ce41" table:formula="of:=[.A106]*budgetjour-[.O106]" office:value-type="currency" office:currency="USD" office:value="3571.43" calcext:value-type="currency">
            <text:p>$3 571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9:54:01.9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09T09:17:49.511000000</dc:date>
    <meta:editing-duration>P121DT7H16M39S</meta:editing-duration>
    <meta:editing-cycles>299</meta:editing-cycles>
    <meta:document-statistic meta:table-count="2" meta:cell-count="1539" meta:object-count="0"/>
  </office:meta>
</office:document-meta>
</file>